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fo:font-style="italic" officeooo:paragraph-rsid="0009bc49" style:font-style-asian="italic" style:font-style-complex="italic"/>
    </style:style>
    <style:style style:name="P2" style:family="paragraph" style:parent-style-name="Preformatted_20_Text">
      <style:paragraph-properties fo:text-align="start" style:justify-single-word="false"/>
      <style:text-properties style:font-name="Courier new" fo:font-style="italic" officeooo:paragraph-rsid="0009bc49" style:font-style-asian="italic" style:font-style-complex="italic"/>
    </style:style>
    <style:style style:name="P3"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officeooo:paragraph-rsid="0009bc49" style:font-size-asian="16pt" style:font-weight-asian="bold" style:font-size-complex="16pt" style:font-weight-complex="bold"/>
    </style:style>
    <style:style style:name="P4" style:family="paragraph" style:parent-style-name="Preformatted_20_Text">
      <style:text-properties style:font-name="Courier new" fo:font-weight="bold" officeooo:paragraph-rsid="0009bc49" style:font-weight-asian="bold" style:font-weight-complex="bold"/>
    </style:style>
    <style:style style:name="P5" style:family="paragraph" style:parent-style-name="Preformatted_20_Text">
      <style:text-properties style:font-name="Courier new" officeooo:rsid="0015fee2" officeooo:paragraph-rsid="0009bc49"/>
    </style:style>
    <style:style style:name="P6" style:family="paragraph" style:parent-style-name="Preformatted_20_Text">
      <style:text-properties style:font-name="Courier new" officeooo:paragraph-rsid="0009bc49"/>
    </style:style>
    <style:style style:name="P7" style:family="paragraph" style:parent-style-name="Preformatted_20_Text">
      <style:text-properties style:font-name="Courier new" officeooo:rsid="000b5eda" officeooo:paragraph-rsid="000b5eda"/>
    </style:style>
    <style:style style:name="P8" style:family="paragraph" style:parent-style-name="Preformatted_20_Text">
      <style:text-properties style:font-name="Courier new" officeooo:rsid="000b5eda" officeooo:paragraph-rsid="000d2283"/>
    </style:style>
    <style:style style:name="P9" style:family="paragraph" style:parent-style-name="Preformatted_20_Text">
      <style:text-properties style:font-name="Courier new" officeooo:rsid="000b5eda" officeooo:paragraph-rsid="000d28ea"/>
    </style:style>
    <style:style style:name="P10" style:family="paragraph" style:parent-style-name="Preformatted_20_Text">
      <style:text-properties style:font-name="Courier new" officeooo:rsid="000b5eda" officeooo:paragraph-rsid="000f3a30"/>
    </style:style>
    <style:style style:name="P11" style:family="paragraph" style:parent-style-name="Preformatted_20_Text">
      <style:text-properties style:font-name="Courier new" officeooo:paragraph-rsid="00113435"/>
    </style:style>
    <style:style style:name="P12" style:family="paragraph" style:parent-style-name="Preformatted_20_Text">
      <style:text-properties style:font-name="Courier new" fo:font-size="10pt" officeooo:paragraph-rsid="0009bc49" style:font-size-asian="8.75pt" style:font-size-complex="10pt"/>
    </style:style>
    <style:style style:name="P13" style:family="paragraph" style:parent-style-name="Preformatted_20_Text">
      <style:text-properties style:font-name="Courier new" officeooo:paragraph-rsid="0017d241"/>
    </style:style>
    <style:style style:name="P14" style:family="paragraph" style:parent-style-name="Preformatted_20_Text">
      <style:text-properties style:font-name="Courier new" officeooo:paragraph-rsid="001d03ca"/>
    </style:style>
    <style:style style:name="P15" style:family="paragraph" style:parent-style-name="Preformatted_20_Text">
      <style:text-properties style:font-name="Courier new" officeooo:rsid="001ec1c1" officeooo:paragraph-rsid="001ec1c1"/>
    </style:style>
    <style:style style:name="P16" style:family="paragraph" style:parent-style-name="Preformatted_20_Text">
      <style:text-properties style:font-name="Courier new" officeooo:rsid="001ec1c1" officeooo:paragraph-rsid="001ed5d0"/>
    </style:style>
    <style:style style:name="P17" style:family="paragraph" style:parent-style-name="Preformatted_20_Text">
      <style:text-properties style:font-name="Courier new" officeooo:paragraph-rsid="00214101"/>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officeooo:rsid="0014e430" style:font-size-asian="12pt" style:font-size-complex="12pt"/>
    </style:style>
    <style:style style:name="T3" style:family="text">
      <style:text-properties fo:font-size="12pt" style:text-underline-style="solid" style:text-underline-width="auto" style:text-underline-color="font-color" officeooo:rsid="00113435" style:font-size-asian="12pt" style:font-size-complex="12pt"/>
    </style:style>
    <style:style style:name="T4" style:family="text">
      <style:text-properties fo:font-size="12pt" style:text-underline-style="solid" style:text-underline-width="auto" style:text-underline-color="font-color" officeooo:rsid="0013dc64" style:font-size-asian="12pt" style:font-size-complex="12pt"/>
    </style:style>
    <style:style style:name="T5" style:family="text">
      <style:text-properties fo:font-size="12pt" style:text-underline-style="solid" style:text-underline-width="auto" style:text-underline-color="font-color" officeooo:rsid="00199f1a" style:font-size-asian="12pt" style:font-size-complex="12pt"/>
    </style:style>
    <style:style style:name="T6" style:family="text">
      <style:text-properties fo:font-size="12pt" style:text-underline-style="solid" style:text-underline-width="auto" style:text-underline-color="font-color" officeooo:rsid="001c923a" style:font-size-asian="12pt" style:font-size-complex="12pt"/>
    </style:style>
    <style:style style:name="T7" style:family="text">
      <style:text-properties fo:font-size="12pt" style:text-underline-style="solid" style:text-underline-width="auto" style:text-underline-color="font-color" officeooo:rsid="00261e69" style:font-size-asian="12pt" style:font-size-complex="12pt"/>
    </style:style>
    <style:style style:name="T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10" style:family="text">
      <style:text-properties fo:font-size="12pt" style:text-underline-style="solid" style:text-underline-width="auto" style:text-underline-color="font-color" fo:font-weight="normal" officeooo:rsid="0018c8cb"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7d241"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weight="bold" officeooo:rsid="0018c8cb" style:font-weight-asian="bold" style:font-weight-complex="bold"/>
    </style:style>
    <style:style style:name="T14" style:family="text">
      <style:text-properties fo:font-weight="bold" officeooo:rsid="000b5c6d" style:font-weight-asian="bold" style:font-weight-complex="bold"/>
    </style:style>
    <style:style style:name="T15" style:family="text">
      <style:text-properties fo:font-weight="bold" officeooo:rsid="000d2283" style:font-weight-asian="bold" style:font-weight-complex="bold"/>
    </style:style>
    <style:style style:name="T16" style:family="text">
      <style:text-properties fo:font-weight="bold" officeooo:rsid="000d28ea" style:font-weight-asian="bold" style:font-weight-complex="bold"/>
    </style:style>
    <style:style style:name="T17" style:family="text">
      <style:text-properties fo:font-weight="bold" officeooo:rsid="000f0b97" style:font-weight-asian="bold" style:font-weight-complex="bold"/>
    </style:style>
    <style:style style:name="T18" style:family="text">
      <style:text-properties fo:font-weight="bold" officeooo:rsid="000f3a30" style:font-weight-asian="bold" style:font-weight-complex="bold"/>
    </style:style>
    <style:style style:name="T19" style:family="text">
      <style:text-properties fo:font-weight="bold" officeooo:rsid="001114ef" style:font-weight-asian="bold" style:font-weight-complex="bold"/>
    </style:style>
    <style:style style:name="T20" style:family="text">
      <style:text-properties fo:font-weight="bold" officeooo:rsid="00113435" style:font-weight-asian="bold" style:font-weight-complex="bold"/>
    </style:style>
    <style:style style:name="T21" style:family="text">
      <style:text-properties fo:font-weight="bold" officeooo:rsid="0012fa1e" style:font-weight-asian="bold" style:font-weight-complex="bold"/>
    </style:style>
    <style:style style:name="T22" style:family="text">
      <style:text-properties fo:font-weight="bold" officeooo:rsid="001356e2" style:font-weight-asian="bold" style:font-weight-complex="bold"/>
    </style:style>
    <style:style style:name="T23" style:family="text">
      <style:text-properties fo:font-weight="bold" officeooo:rsid="0013dc64" style:font-weight-asian="bold" style:font-weight-complex="bold"/>
    </style:style>
    <style:style style:name="T24" style:family="text">
      <style:text-properties fo:font-weight="bold" officeooo:rsid="00159bae" style:font-weight-asian="bold" style:font-weight-complex="bold"/>
    </style:style>
    <style:style style:name="T25" style:family="text">
      <style:text-properties fo:font-weight="bold" officeooo:rsid="001693e5" style:font-weight-asian="bold" style:font-weight-complex="bold"/>
    </style:style>
    <style:style style:name="T26" style:family="text">
      <style:text-properties fo:font-weight="bold" officeooo:rsid="00186e32" style:font-weight-asian="bold" style:font-weight-complex="bold"/>
    </style:style>
    <style:style style:name="T27" style:family="text">
      <style:text-properties fo:font-weight="bold" officeooo:rsid="0018af2b" style:font-weight-asian="bold" style:font-weight-complex="bold"/>
    </style:style>
    <style:style style:name="T28" style:family="text">
      <style:text-properties fo:font-weight="bold" officeooo:rsid="001994b0" style:font-weight-asian="bold" style:font-weight-complex="bold"/>
    </style:style>
    <style:style style:name="T29" style:family="text">
      <style:text-properties fo:font-weight="bold" officeooo:rsid="001add7f" style:font-weight-asian="bold" style:font-weight-complex="bold"/>
    </style:style>
    <style:style style:name="T30" style:family="text">
      <style:text-properties fo:font-weight="bold" officeooo:rsid="001d03ca" style:font-weight-asian="bold" style:font-weight-complex="bold"/>
    </style:style>
    <style:style style:name="T31" style:family="text">
      <style:text-properties fo:font-weight="bold" officeooo:rsid="001ed5d0" style:font-weight-asian="bold" style:font-weight-complex="bold"/>
    </style:style>
    <style:style style:name="T32" style:family="text">
      <style:text-properties fo:font-weight="bold" officeooo:rsid="00202c9e" style:font-weight-asian="bold" style:font-weight-complex="bold"/>
    </style:style>
    <style:style style:name="T33" style:family="text">
      <style:text-properties fo:font-weight="bold" officeooo:rsid="00214101" style:font-weight-asian="bold" style:font-weight-complex="bold"/>
    </style:style>
    <style:style style:name="T34" style:family="text">
      <style:text-properties fo:font-weight="bold" officeooo:rsid="002211d9" style:font-weight-asian="bold" style:font-weight-complex="bold"/>
    </style:style>
    <style:style style:name="T35" style:family="text">
      <style:text-properties fo:font-weight="bold" officeooo:rsid="0022c86b" style:font-weight-asian="bold" style:font-weight-complex="bold"/>
    </style:style>
    <style:style style:name="T36" style:family="text">
      <style:text-properties fo:font-weight="bold" officeooo:rsid="002466cc" style:font-weight-asian="bold" style:font-weight-complex="bold"/>
    </style:style>
    <style:style style:name="T37" style:family="text">
      <style:text-properties fo:font-weight="bold" officeooo:rsid="002820f9" style:font-weight-asian="bold" style:font-weight-complex="bold"/>
    </style:style>
    <style:style style:name="T38" style:family="text">
      <style:text-properties fo:font-weight="bold" officeooo:rsid="00295ec4" style:font-weight-asian="bold" style:font-weight-complex="bold"/>
    </style:style>
    <style:style style:name="T39" style:family="text">
      <style:text-properties fo:font-weight="bold" officeooo:rsid="002a5367" style:font-weight-asian="bold" style:font-weight-complex="bold"/>
    </style:style>
    <style:style style:name="T40" style:family="text">
      <style:text-properties officeooo:rsid="0013e406"/>
    </style:style>
    <style:style style:name="T41" style:family="text">
      <style:text-properties fo:font-style="italic" style:font-style-asian="italic" style:font-style-complex="italic"/>
    </style:style>
    <style:style style:name="T4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m <text:span text:style-name="T40">de la créature</text:span></text:p>
      <text:p text:style-name="P6"/>
      <text:p text:style-name="P6"/>
      <text:p text:style-name="P6"><text:span text:style-name="T1">Classe :</text:span> <text:span text:style-name="T14">1 à 4</text:span></text:p>
      <text:p text:style-name="P7"><text:span text:style-name="T14">1 – </text:span><text:span text:style-name="T12">de dangerosité équivalente à </text:span><text:span text:style-name="T15">l’</text:span><text:span text:style-name="T12">homme adulte </text:span><text:span text:style-name="T15">moyen.</text:span></text:p>
      <text:p text:style-name="P8"><text:span text:style-name="T12">2</text:span><text:span text:style-name="T14"> – </text:span><text:span text:style-name="T12">de dangerosité supérieur à </text:span><text:span text:style-name="T15">l’</text:span><text:span text:style-name="T12">homme adulte </text:span><text:span text:style-name="T15">moyen </text:span><text:span text:style-name="T18">mais</text:span><text:span text:style-name="T15"> </text:span><text:span text:style-name="T16">gérable par un agent équipé. </text:span></text:p>
      <text:p text:style-name="P9"><text:span text:style-name="T12">3</text:span><text:span text:style-name="T14"> – </text:span><text:span text:style-name="T12">de dangerosité </text:span><text:span text:style-name="T17">non </text:span><text:span text:style-name="T16">gérable par un agent équipé, </text:span><text:span text:style-name="T17">nécessite une équipe.</text:span></text:p>
      <text:p text:style-name="P10"><text:span text:style-name="T12">4</text:span><text:span text:style-name="T14"> – </text:span><text:span text:style-name="T12">de dangerosité </text:span><text:span text:style-name="T19">non gérable par</text:span><text:span text:style-name="T17"> une équipe </text:span><text:span text:style-name="T19">simple, nécessite plusieurs équipe ou une équipe de classe élite</text:span><text:span text:style-name="T17">.</text:span></text:p>
      <text:p text:style-name="P7"/>
      <text:p text:style-name="P6"/>
      <text:p text:style-name="P11"><text:span text:style-name="T3">Caractéristiques notables</text:span><text:span text:style-name="T1"> :</text:span> <text:span text:style-name="T20">blindage biologique (carapaces etc...)</text:span><text:span text:style-name="T12"> / </text:span><text:span text:style-name="T20">grande force</text:span><text:span text:style-name="T12"> / </text:span><text:span text:style-name="T20">grande agilité</text:span><text:span text:style-name="T12"> / </text:span><text:span text:style-name="T20">camouflage biologique / </text:span><text:span text:style-name="T21">comportement déviant (lequel </text:span><text:span text:style-name="T22">en description</text:span><text:span text:style-name="T21">) / </text:span><text:span text:style-name="T24">glande à venin / </text:span><text:span text:style-name="T25">poche à spores</text:span></text:p>
      <text:p text:style-name="P12"><text:span text:style-name="T42"/></text:p>
      <text:p text:style-name="P6"><text:span text:style-name="T1">Po</text:span><text:span text:style-name="T4">rtée d’action </text:span><text:span text:style-name="T6">globale</text:span><text:span text:style-name="T1"> :</text:span> <text:span text:style-name="T31">X</text:span><text:span text:style-name="T12">XX,</text:span><text:span text:style-name="T13">xx</text:span><text:span text:style-name="T12"> mètres </text:span><text:span text:style-name="T23">/ CAC uniquement</text:span></text:p>
      <text:p text:style-name="P4"/>
      <text:p text:style-name="P5"><text:span text:style-name="T8">P</text:span><text:span text:style-name="T9">oids</text:span><text:span text:style-name="T8"> :</text:span><text:span text:style-name="T12"> </text:span><text:span text:style-name="T28">XXX</text:span><text:span text:style-name="T12">,</text:span><text:span text:style-name="T27">X</text:span><text:span text:style-name="T12">XX,</text:span><text:span text:style-name="T13">xx</text:span><text:span text:style-name="T12"> </text:span><text:span text:style-name="T13">kilogrammes</text:span></text:p>
      <text:p text:style-name="P5"><text:span text:style-name="T13"/></text:p>
      <text:p text:style-name="P13"><text:span text:style-name="T11">Taille</text:span><text:span text:style-name="T10"> :</text:span><text:span text:style-name="T13"> </text:span><text:span text:style-name="T26">X</text:span><text:span text:style-name="T13">XX,xx kilogrammes</text:span></text:p>
      <text:p text:style-name="P6"/>
      <text:p text:style-name="P14"><text:span text:style-name="T5">Capacité notables</text:span><text:span text:style-name="T1"> :</text:span> </text:p>
      <text:p text:style-name="P17"><text:span text:style-name="T30">type : </text:span><text:span text:style-name="T29">crachat de venin / injection de venin par morsure / injection de neurotoxiques par morsure / injection de venin par griffure / injection de neurotoxiques par griffure / injection de venin par projectile / injection de neurotoxiques par projectile / <text:s/></text:span><text:span text:style-name="T32">transition de maladie </text:span><text:span text:style-name="T33">par morsure / <text:s/></text:span><text:span text:style-name="T32">transition de maladie </text:span><text:span text:style-name="T33">par griffure / </text:span><text:span text:style-name="T32">transition de maladie </text:span><text:span text:style-name="T33">par projectile /</text:span></text:p>
      <text:p text:style-name="P16"><text:span text:style-name="T29">p</text:span><text:span text:style-name="T12">ortée : </text:span><text:span text:style-name="T31">X</text:span><text:span text:style-name="T12">XX,</text:span><text:span text:style-name="T13">xx</text:span><text:span text:style-name="T12"> mètres</text:span></text:p>
      <text:p text:style-name="P15"><text:span text:style-name="T12">effets : </text:span><text:span text:style-name="T31">non notable / </text:span><text:span text:style-name="T32">endormissement / évanouissement / vomissements / </text:span><text:span text:style-name="T34">nausée</text:span><text:span text:style-name="T35">s</text:span><text:span text:style-name="T34"> </text:span><text:span text:style-name="T32">/ </text:span><text:span text:style-name="T36">douleur anormale / atteinte cardiaque (laquelle en description) / </text:span><text:span text:style-name="T37">paralysie totale / paralysie partielle / </text:span><text:span text:style-name="T38">hémorragie / hémorragie interne / </text:span><text:span text:style-name="T39">destruction d’organes</text:span></text:p>
      <text:p text:style-name="P6"/>
      <text:p text:style-name="P6"><text:span text:style-name="T1">Description :</text:span> </text:p>
      <text:p text:style-name="P6"/>
      <text:p text:style-name="P6"><text:tab/><text:span text:style-name="T41">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1"/>
      <text:p text:style-name="P6"><text:span text:style-name="T7">Précautions</text:span><text:span text:style-name="T2"> :</text:span> </text:p>
      <text:p text:style-name="P6"/>
      <text:p text:style-name="P2"><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0:41:05.403662675</dc:date>
    <meta:editing-duration>PT28M10S</meta:editing-duration>
    <meta:editing-cycles>38</meta:editing-cycles>
    <meta:generator>LibreOffice/6.0.6.2$Linux_X86_64 LibreOffice_project/00m0$Build-2</meta:generator>
    <meta:document-statistic meta:table-count="0" meta:image-count="0" meta:object-count="0" meta:page-count="1" meta:paragraph-count="18" meta:word-count="370" meta:character-count="2545" meta:non-whitespace-character-count="2181"/>
  </office:meta>
</office:document-meta>
</file>